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3.422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74</text:p>
          </table:table-cell>
          <table:table-cell office:value-type="string">
            <text:p>文理・はじめてのおけいこ</text:p>
            <text:p>海水浴の砂の道を辿る複雑な線の練習～。折れる場所もあります。</text:p>
          </table:table-cell>
          <table:table-cell table:style-name="ce1" office:value-type="string">
            <text:p>将棋タウン「将棋幼稚園」</text:p>
            <text:p>さあ、始めてみましょう。</text:p>
          </table:table-cell>
          <table:table-cell table:style-name="ce1" office:value-type="string">
            <text:p>サイト「将棋ルール．ｃｏｍ」</text:p>
            <text:p>続いては、駒の「成り」についての説明。駒は敵陣に入るとパワーアップできる。そのパワーアップについて考えていきます。</text:p>
          </table:table-cell>
          <table:table-cell table:style-name="ce1" office:value-type="string">
            <text:p>練習局面課題演習　金沢将棋３００　レベル３１　１周目　第１問</text:p>
            <text:p>０．０００４３％　－４０５８　５７級　たまご</text:p>
            <text:p>達成率アップ！じわりじわりと上げていきます。駒の動かし方を習得。次は「成り」について学んで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75</text:p>
          </table:table-cell>
          <table:table-cell table:style-name="ce1" office:value-type="string">
            <text:p>文理・はじめてのおけいこ</text:p>
            <text:p>続いては同じ仲間同士を結び付ける問題。２択の組み合わせでした。イカとタツノオトシゴ。</text:p>
          </table:table-cell>
          <table:table-cell table:style-name="ce1" office:value-type="string">
            <text:p>将棋タウン「将棋幼稚園」</text:p>
            <text:p>打ち歩詰め・千日手・持将棋</text:p>
          </table:table-cell>
          <table:table-cell table:style-name="ce1" office:value-type="string">
            <text:p>サイト「将棋ルール．ｃｏｍ」</text:p>
            <text:p>相手の陣地に入ったら成れる。さて、まずは相手の陣地がどこかというお勉強です。将棋盤は９Ｘ９＝８１マス。行列で表わすと９行９列となります。まずはここまで。</text:p>
          </table:table-cell>
          <table:table-cell table:style-name="ce1" office:value-type="string">
            <text:p>練習局面課題演習　金沢将棋３００　レベル３２　１周目　第１問</text:p>
            <text:p>０．０００４３％　－４０５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376</text:p>
          </table:table-cell>
          <table:table-cell office:value-type="string">
            <text:p>文理・はじめてのおけいこ</text:p>
            <text:p>山登りを題材にくねくねした道を辿る練習。急がば回れ。急な道を上るよりもなだらかにぐるぐる回って登っていく感じですね。こちらの演習もなだらかに進めていきます。</text:p>
          </table:table-cell>
          <table:table-cell office:value-type="string">
            <text:p>将棋タウン「将棋幼稚園」マナーについて</text:p>
            <text:p>待ったの禁止・開始と終了の挨拶・持ち駒の扱い方・助言の禁止</text:p>
          </table:table-cell>
          <table:table-cell office:value-type="string">
            <text:p>サイト「将棋ルール．ｃｏｍ」</text:p>
            <text:p>将棋盤は奥の３行・手前の３行・真ん中の３行に区別できる。</text:p>
          </table:table-cell>
          <table:table-cell office:value-type="string">
            <text:p>練習局面課題演習　金沢将棋３００　レベル３３　１周目　第１問</text:p>
            <text:p>０．０００４３％　－４０５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377</text:p>
          </table:table-cell>
          <table:table-cell table:style-name="ce1" office:value-type="string">
            <text:p>文理・はじめてのおけいこ</text:p>
            <text:p>３択の組み合わせ。同じ物を組み合わせます。カブト虫・トンボ・チョウ。</text:p>
          </table:table-cell>
          <table:table-cell table:style-name="ce1" office:value-type="string">
            <text:p>将棋タウン「将棋幼稚園」マナーについて</text:p>
            <text:p>玉将と王将・空打ちや叩きつけの禁止・指し手の戻しの禁止・長考の配慮・私語禁止・感想戦</text:p>
          </table:table-cell>
          <table:table-cell table:style-name="ce1" office:value-type="string">
            <text:p>サイト「将棋ルール．ｃｏｍ」</text:p>
            <text:p>奥の３行は敵陣。手前の３行は自陣。真ん中の３行は中央。</text:p>
          </table:table-cell>
          <table:table-cell table:style-name="ce1" office:value-type="string">
            <text:p>練習局面課題演習　金沢将棋３００　レベル３４　１周目　第１問</text:p>
            <text:p>０．０００４３％　－４０５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378</text:p>
          </table:table-cell>
          <table:table-cell table:style-name="ce1" office:value-type="string">
            <text:p>文理・はじめてのおけいこ</text:p>
            <text:p>９０度にたくさん折れる直線の練習～。</text:p>
          </table:table-cell>
          <table:table-cell table:style-name="ce1" office:value-type="string">
            <text:p>将棋タウン「将棋幼稚園」棋譜の読み方・書き方</text:p>
            <text:p>基礎編・前半戦</text:p>
          </table:table-cell>
          <table:table-cell table:style-name="ce1" office:value-type="string">
            <text:p>サイト「将棋ルール．ｃｏｍ」</text:p>
            <text:p>敵陣に自分の駒が侵入すると成ることが出来る。</text:p>
          </table:table-cell>
          <table:table-cell table:style-name="ce1" office:value-type="string">
            <text:p>練習局面課題演習　金沢将棋３００　レベル３５　１周目　第１問</text:p>
            <text:p>０．０００４３％　－４０５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379</text:p>
          </table:table-cell>
          <table:table-cell table:style-name="ce1" office:value-type="string">
            <text:p>文理・はじめてのおけいこ</text:p>
            <text:p>今度は数の対応。リンゴと同じ数のお皿を２択から選ぶ問題でした。</text:p>
          </table:table-cell>
          <table:table-cell table:style-name="ce1" office:value-type="string">
            <text:p>将棋タウン「将棋幼稚園」棋譜の読み方・書き方</text:p>
            <text:p>基礎編・後半戦</text:p>
          </table:table-cell>
          <table:table-cell table:style-name="ce1" office:value-type="string">
            <text:p>サイト「将棋ルール．ｃｏｍ」</text:p>
            <text:p>「成る」とは表の駒を裏にひっくり返す事。</text:p>
          </table:table-cell>
          <table:table-cell table:style-name="ce1" office:value-type="string">
            <text:p>練習局面課題演習　金沢将棋３Ｄ　レベル７　１周目　第１問</text:p>
            <text:p>０．０００４３％　－４０５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380</text:p>
          </table:table-cell>
          <table:table-cell table:style-name="ce1" office:value-type="string">
            <text:p>文理・はじめてのおけいこ</text:p>
            <text:p>直線・曲線が入り乱れた道を辿る練習～。</text:p>
          </table:table-cell>
          <table:table-cell table:style-name="ce1" office:value-type="string">
            <text:p>将棋タウン「将棋幼稚園」棋譜の読み方・書き方</text:p>
            <text:p>応用編</text:p>
          </table:table-cell>
          <table:table-cell table:style-name="ce1" office:value-type="string">
            <text:p>サイト「将棋ルール．ｃｏｍ」</text:p>
            <text:p>歩の裏には「と」と書かれている。つまり、歩が敵陣に入って駒を裏返して成ることにより「と金」になるということが分かる。</text:p>
          </table:table-cell>
          <table:table-cell table:style-name="ce1" office:value-type="string">
            <text:p>練習局面課題演習　ＡＩ将棋２　レベル１　１周目　第１問</text:p>
            <text:p>０．０００４３％　－４０５８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381</text:p>
          </table:table-cell>
          <table:table-cell office:value-type="string">
            <text:p>文理・はじめてのおけいこ</text:p>
            <text:p>子どもたちと同じ数の帽子を３択から選ぶ問題。解説では「ひとつ・ふたつ」等と数えるように導いていますが、言葉を知らなくても数える事は出来そうですね。数えるという作業を意識しなくても同じ個数という感覚的な概念を持っていれば解けそうな問題です。こんな風にある道具を使えば容易に解答できる物でも、その道具を知らないばっかりに解けないなんてことにならないように、知っている道具を使って何とか解けないか考えてみるということが大切なような気がします。そういった事を大切にしながら基礎訓練や将棋の演習に取り組んでいきたいと考えています。</text:p>
          </table:table-cell>
          <table:table-cell office:value-type="string">
            <text:p>将棋タウン「将棋幼稚園」棋譜の読み方・書き方</text:p>
            <text:p>詰将棋編</text:p>
          </table:table-cell>
          <table:table-cell office:value-type="string">
            <text:p>サイト「将棋ルール．ｃｏｍ」</text:p>
            <text:p>相手陣地に入ったら必ず成らなければならないというわけではない。成っても成らなくても良い。</text:p>
          </table:table-cell>
          <table:table-cell office:value-type="string">
            <text:p>練習局面課題演習　金沢将棋３００　レベル３６　１周目　第１問</text:p>
            <text:p>０．０００４３％　－４０５８　５７級　たまご</text:p>
          </table:table-cell>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6"/>
          <table:table-cell table:style-name="ce3"/>
          <table:table-cell table:style-name="ce1" table:number-columns-repeated="17"/>
          <table:table-cell table:number-columns-repeated="1000"/>
        </table:table-row>
        <table:table-row table:style-name="ro6">
          <table:table-cell table:style-name="ce1" table:number-columns-repeated="3"/>
          <table:table-cell/>
          <table:table-cell table:style-name="ce1" table:number-columns-repeated="20"/>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154">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8">2022/05/08</text:date>, <text:time>23:33: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17H18M55S</meta:editing-duration>
    <meta:editing-cycles>122</meta:editing-cycles>
    <meta:generator>OpenOffice/4.1.6$Win32 OpenOffice.org_project/416m1$Build-9790</meta:generator>
    <dc:date>2022-05-08T23:33:29.20</dc:date>
    <meta:document-statistic meta:table-count="1" meta:cell-count="54" meta:object-count="0"/>
    <meta:user-defined meta:name="Info 1"/>
    <meta:user-defined meta:name="Info 2"/>
    <meta:user-defined meta:name="Info 3"/>
    <meta:user-defined meta:name="Info 4"/>
  </office:meta>
</office:document-meta>
</file>